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o integrate Islamic principles into your print-on-demand cloth shop, you can consider the following:</text:p>
      <text:p text:style-name="Standard"/>
      <text:p text:style-name="Standard">1. **Islamic Design Templates**: Provide a collection of Islamic-themed design templates that users can customize for their clothing items. These templates can include Arabic calligraphy, Islamic geometric patterns, Quranic verses, and other religious symbols.</text:p>
      <text:p text:style-name="Standard"/>
      <text:p text:style-name="Standard">2. **Halal Materials**: Ensure that the clothing items offered through your print-on-demand service are made from halal materials, such as cotton or polyester, and do not contain any prohibited substances according to Islamic dietary and ethical guidelines.</text:p>
      <text:p text:style-name="Standard"/>
      <text:p text:style-name="Standard">3. **Islamic Clothing Categories**: Create specific categories or collections for Islamic clothing items, such as modest wear, Islamic activewear, or clothing featuring Islamic motifs and designs. This will make it easier for users to find clothing items that align with their religious beliefs and preferences.</text:p>
      <text:p text:style-name="Standard"/>
      <text:p text:style-name="Standard">4. **Islamic Text Customization**: Allow users to add Islamic text, such as Quranic verses, Hadiths, or supplications (duas), to their clothing items. Provide options for customizing the font style, size, and placement of the text on the clothing.</text:p>
      <text:p text:style-name="Standard"/>
      <text:p text:style-name="Standard">5. **Islamic Graphics and Symbols**: Offer a library of Islamic graphics and symbols that users can incorporate into their designs, such as Islamic crescents, mosques, stars, and other religious motifs. Ensure that these graphics are culturally sensitive and appropriate for Islamic clothing.</text:p>
      <text:p text:style-name="Standard"/>
      <text:p text:style-name="Standard">6. **Islamic Colors and Aesthetics**: Curate a selection of colors and aesthetics that are commonly associated with Islamic culture and art, such as earth tones, rich jewel tones, and intricate patterns. Provide users with options for customizing the color palette of their clothing items to reflect their personal style while staying true to Islamic aesthetics.</text:p>
      <text:p text:style-name="Standard"/>
      <text:p text:style-name="Standard">7. **Islamic Charity Initiatives**: Allocate a portion of the proceeds from sales of Islamic-themed clothing items to Islamic charity organizations or causes. This aligns with the Islamic principle of zakat (charitable giving) and encourages users to contribute to worthy causes through their purchases.</text:p>
      <text:p text:style-name="Standard"/>
      <text:p text:style-name="Standard">8. **Islamic Messaging and Branding**: Incorporate Islamic messaging and branding into your print-on-demand cloth shop to convey the values and ethos of your platform. Use Islamic terminology, quotes from the Quran or Hadiths, and imagery that resonates with your target audience.</text:p>
      <text:p text:style-name="Standard"/>
      <text:p text:style-name="Standard">9. **Islamic Community Engagement**: Foster a sense of community among users by organizing Islamic-themed events, contests, or challenges related to clothing customization. Encourage users to share their designs, stories, and experiences with Islamic clothing on social media platforms using a dedicated hashtag.</text:p>
      <text:p text:style-name="Standard"/>
      <text:p text:style-name="Standard">10. **Islamic Educational Content**: Provide educational resources on Islamic fashion, modesty in clothing, and the significance of Islamic symbols and motifs. Offer articles, videos, and infographics that explore the cultural and religious aspects of Islamic clothing and its importance in Muslim communities.</text:p>
      <text:p text:style-name="Standard"/>
      <text:p text:style-name="Standard">By incorporating these Islamic elements into your print-on-demand cloth shop, you can create a platform that resonates with Muslim consumers and offers them a unique and meaningful shopping experience that aligns with their religious beliefs and valu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30T19:31:19.919000000</meta:creation-date>
    <dc:date>2024-04-30T19:32:05.892000000</dc:date>
    <meta:editing-duration>PT46S</meta:editing-duration>
    <meta:editing-cycles>1</meta:editing-cycles>
    <meta:generator>LibreOffice/7.6.2.1$Windows_X86_64 LibreOffice_project/56f7684011345957bbf33a7ee678afaf4d2ba333</meta:generator>
    <meta:document-statistic meta:table-count="0" meta:image-count="0" meta:object-count="0" meta:page-count="1" meta:paragraph-count="12" meta:word-count="470" meta:character-count="3288" meta:non-whitespace-character-count="2830"/>
  </office:meta>
</office:document-meta>
</file>